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8.426cm" table:align="left"/>
    </style:style>
    <style:style style:name="Таблица1.A" style:family="table-column">
      <style:table-column-properties style:column-width="8.426cm"/>
    </style:style>
    <style:style style:name="Таблица1.A1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7.036cm" fo:margin-left="-0.037cm" fo:margin-right="0.004cm" fo:break-before="auto" fo:break-after="auto" table:align="margins" fo:keep-with-next="always"/>
    </style:style>
    <style:style style:name="Таблица2.A" style:family="table-column">
      <style:table-column-properties style:column-width="8.648cm" style:rel-column-width="33269*"/>
    </style:style>
    <style:style style:name="Таблица2.B" style:family="table-column">
      <style:table-column-properties style:column-width="8.387cm" style:rel-column-width="3226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Таблица2.B2" style:family="table-cell">
      <style:table-cell-properties fo:padding="0.097cm" fo:border-left="0.002cm solid #000000" fo:border-right="0.002cm solid #000000" fo:border-top="none" fo:border-bottom="none"/>
    </style:style>
    <style:style style:name="Таблица2.A3" style:family="table-cell">
      <style:table-cell-properties fo:padding="0.097cm" fo:border-left="0.002cm solid #000000" fo:border-right="none" fo:border-top="none" fo:border-bottom="none"/>
    </style:style>
    <style:style style:name="Таблица2.A4" style:family="table-cell">
      <style:table-cell-properties fo:padding="0.097cm" fo:border-left="0.002cm solid #000000" fo:border-right="none" fo:border-top="none" fo:border-bottom="0.002cm solid #000000"/>
    </style:style>
    <style:style style:name="Таблица2.B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" style:family="paragraph" style:parent-style-name="Table_20_Contents">
      <style:text-properties style:font-name="Arial" fo:font-size="6pt" style:font-size-asian="6pt" style:font-size-complex="6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Arial Rounded MT Bold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 Unicode MS" fo:font-size="10pt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/>
    </style:style>
    <style:style style:name="P13" style:family="paragraph" style:parent-style-name="Standard">
      <style:paragraph-properties fo:text-align="center" style:justify-single-word="false"/>
      <style:text-properties style:font-name="Arial"/>
    </style:style>
    <style:style style:name="P14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15" style:family="paragraph" style:parent-style-name="Standard">
      <style:paragraph-properties fo:text-align="start" style:justify-single-word="false"/>
      <style:text-properties fo:color="#198a8a" style:font-name="Arial1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198a8a" style:font-name="Arial1" fo:font-size="10pt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125040, Москва, улица Нижняя, дом 14, корпус 1</text:p>
            <text:p text:style-name="P3">ИНН 7805399430/КПП 771401001</text:p>
            <text:p text:style-name="P3">Телефон: +7 495 646-81-29</text:p>
            <text:p text:style-name="P2"/>
          </table:table-cell>
        </table:table-row>
      </table:table>
      <text:p text:style-name="Standard"/>
      <text:p text:style-name="Standard"/>
      <text:p text:style-name="P13">Соглашение к Договору № <text:span text:style-name="T2">{$act_num}{$ssnum}</text:span> от <text:span text:style-name="T2">{$from_act_year}</text:span> г.</text:p>
      <text:p text:style-name="P13"/>
      <text:p text:style-name="P13"/>
      <text:p text:style-name="P13"/>
      <text:p text:style-name="P12">Общество с ограниченной ответственностью «Ваан» в лице генерального директора Тарханова В.О., действующего на основании Устава, с одной стороны, далее именуемым «Заказчик», и <text:span text:style-name="T2">{$fio},</text:span> с другой стороны, далее именуемым «Исполнитель», вместе далее по тексту Соглашения к Договору именуемые «Стороны», согласно Оферты <text:span text:style-name="T2">{$act_num}</text:span> между ООО «Ваан» и <text:span text:style-name="T2">{$fio}</text:span> на заключение Соглашения о выполнении работы и/или оказании услуги с использованием онлайн сервиса «Безопасная сделка», составили настоящий отчет о нижеследующем:</text:p>
      <text:p text:style-name="P12"/>
      <text:p text:style-name="P14">В соответствии с п.13.9. Оферты {$act_num} на заключение Соглашения о выполнении работы и/или оказании услуги с использованием онлайн сервиса «Безопасная сделка» стороны пришли к соглашению, что Исполнитель выполнил работы (услуги) ({$job_name}) на сумму {$frl_sum}.</text:p>
      <text:p text:style-name="P12"/>
      <text:p text:style-name="P12">Стороны не имеют друг к другу финансовых или иных претензий.</text:p>
      <text:p text:style-name="P12"/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"><text:span text:style-name="T1">Сведения о Заказчике</text:span>:</text:p>
          </table:table-cell>
          <table:table-cell table:style-name="Таблица2.B1" office:value-type="string">
            <text:p text:style-name="P4">Сведения об Исполнителе:</text:p>
          </table:table-cell>
        </table:table-row>
        <table:table-row>
          <table:table-cell table:style-name="Таблица2.A2" office:value-type="string">
            <text:p text:style-name="P5"><text:span text:style-name="T1">О</text:span>ОО «Ваан»</text:p>
            <text:p text:style-name="P5"/>
            <text:p text:style-name="P5">Юридический адрес: 125040, Москва,</text:p>
            <text:p text:style-name="P5">улица Нижняя, дом 14, корпус 1.</text:p>
            <text:p text:style-name="P5">Почтовый адрес: 129223, Москва, а/я 33.</text:p>
            <text:p text:style-name="P5">ИНН 7805399430/ КПП 771401001</text:p>
            <text:p text:style-name="P5">Расчетный счет: 40702810787880000803</text:p>
            <text:p text:style-name="P5">в Московский филиал ОАО АКБ "РОСБАНК" г. Москва</text:p>
            <text:p text:style-name="P5">Корреспондентский счет: 30101810000000000272</text:p>
            <text:p text:style-name="P5">БИК 044583272</text:p>
            <text:p text:style-name="P5">ОКПО 94626823</text:p>
            <text:p text:style-name="P5">ОГРН 5067847040421</text:p>
            <text:p text:style-name="P5">ОКВЭД 52.61.2.</text:p>
            <text:p text:style-name="P8"/>
            <text:p text:style-name="P9"/>
          </table:table-cell>
          <table:table-cell table:style-name="Таблица2.B2" office:value-type="string">
            <text:p text:style-name="P6">{$side_b}</text:p>
          </table:table-cell>
        </table:table-row>
        <table:table-row>
          <table:table-cell table:style-name="Таблица2.A3" office:value-type="string">
            <text:p text:style-name="P7">Генеральный директор: Тарханов В.О.</text:p>
            <text:p text:style-name="P7"/>
          </table:table-cell>
          <table:table-cell table:style-name="Таблица2.B2" office:value-type="string">
            <text:p text:style-name="P7">{$bossname}</text:p>
          </table:table-cell>
        </table:table-row>
        <table:table-row>
          <table:table-cell table:style-name="Таблица2.A4" office:value-type="string">
            <text:p text:style-name="P10">________________________</text:p>
            <text:p text:style-name="P10"/>
            <text:p text:style-name="P7">М.П.</text:p>
          </table:table-cell>
          <table:table-cell table:style-name="Таблица2.B4" office:value-type="string">
            <text:p text:style-name="P11">_________________________</text:p>
          </table:table-cell>
        </table:table-row>
        <table:table-row>
          <table:table-cell table:style-name="Таблица2.A5" table:number-columns-spanned="2" office:value-type="string">
            <text:p text:style-name="P16">Подписанное вами соглашение необходимо отправить на один из следующих адресов:</text:p>
            <text:p text:style-name="P15">{$adr_act}</text:p>
            <text:p text:style-name="P16">Обязательно укажите наименование организации-получателя – ООО «Ваан».</text:p>
          </table:table-cell>
          <table:covered-table-cell/>
        </table:table-row>
      </table:table>
      <text:p text:style-name="Standard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_______________________ (Подпись <text:span text:style-name="MT1">Исполнителя</text:span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6-10T14:21:52.57</dc:date>
    <meta:editing-duration>PT9M50S</meta:editing-duration>
    <meta:editing-cycles>11</meta:editing-cycles>
    <meta:generator>OpenOffice.org/3.4.1$Win32 OpenOffice.org_project/341m1$Build-9593</meta:generator>
    <meta:document-statistic meta:table-count="2" meta:image-count="0" meta:object-count="0" meta:page-count="1" meta:paragraph-count="31" meta:word-count="213" meta:character-count="1686"/>
  </office:meta>
</office:document-meta>
</file>